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BD91EA91E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c1da"/>
    </style:style>
    <style:style style:name="P2" style:family="paragraph" style:parent-style-name="Standard">
      <style:paragraph-properties fo:text-align="start" style:justify-single-word="false"/>
      <style:text-properties officeooo:paragraph-rsid="000bc1d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bc1da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T3" style:family="text">
      <style:text-properties officeooo:rsid="000c4d6e"/>
    </style:style>
    <style:style style:name="T4" style:family="text">
      <style:text-properties officeooo:rsid="000c5ec2"/>
    </style:style>
    <style:style style:name="T5" style:family="text">
      <style:text-properties officeooo:rsid="000d6406"/>
    </style:style>
    <style:style style:name="T6" style:family="text">
      <style:text-properties officeooo:rsid="000e6660"/>
    </style:style>
    <style:style style:name="T7" style:family="text">
      <style:text-properties officeooo:rsid="00102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" style:data-style-name="N0">3</text:variable-set>: Distance, Velocity, and Time</text:p>
      <text:p text:style-name="P1"/>
      <text:list xml:id="list557959011039077797" text:style-name="L1">
        <text:list-item>
          <text:p text:style-name="P3">You are being chased by velociraptors. <text:s/>If you know that it takes a velociraptor <text:span text:style-name="T3">5</text:span> seconds to run 100 meters, what is the minimum speed you need to drive (in meters per second) in order to <text:span text:style-name="T2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2007512880941" text:continue-numbering="true" text:style-name="L1">
        <text:list-item>
          <text:p text:style-name="P3">A bowling alley is 19.16 meters long. <text:s/>If it takes <text:span text:style-name="T4">5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2008513843310" text:continue-numbering="true" text:style-name="L1">
        <text:list-item>
          <text:p text:style-name="P3">How far does a baseball travel if it is airborne for 10 seconds, traveling at a speed of <text:span text:style-name="T5">6</text:span>0 m/s?</text:p>
        </text:list-item>
      </text:list>
      <text:p text:style-name="P2"/>
      <text:p text:style-name="P2"/>
      <text:p text:style-name="P2"/>
      <text:p text:style-name="P2"/>
      <text:list xml:id="list202007823751638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6">8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2008368239808" text:continue-numbering="true" text:style-name="L1">
        <text:list-item>
          <text:p text:style-name="P3">Sound travels through the air at an average speed of 343 m/s. If a lightning bolt is seen 1<text:span text:style-name="T7">8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2008875784875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2007275384069" text:continue-numbering="true" text:style-name="L1">
        <text:list-item>
          <text:p text:style-name="P3"><text:soft-page-break/>You are following the road to town in order to meet with the ruler who has a strange affection for the color green. <text:s/>However, you think that you might never make it to your destination, because it is a hefty 1<text:span text:style-name="T7">6</text:span>,000 meters away. <text:s/>For the first <text:span text:style-name="T7">4</text:span>,000 meters you travel at an average rate of 1 meter per second. <text:s/>You then meet a brainless companion who likes to dance and sing, which only <text:s/>slows you down to a speed of 0.5 meters per second for the next <text:span text:style-name="T7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2007003181388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2008678730223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2008006701148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2007250940253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2008187641849" text:continue-numbering="true" text:style-name="L1">
        <text:list-item>
          <text:p text:style-name="P3">Frodo and Sam are 87 meters from a group of Orcs, but are cursed with shorter legs. They are running away from the Orcs at <text:span text:style-name="T7">4</text:span> m/s, but the Orcs are overtaking them by running at 7 m/s. <text:s/></text:p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2007391705482" text:continue-numbering="true" text:style-name="L1">
        <text:list-item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3-11-02T20:20:06.769337248" text:date-adjust="PT24H00M00S">11/03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6:59:08.976799178</meta:creation-date>
    <meta:editing-duration>PT1M36S</meta:editing-duration>
    <meta:editing-cycles>7</meta:editing-cycles>
    <meta:generator>LibreOffice/4.1.2.3$Linux_X86_64 LibreOffice_project/410$Build-3</meta:generator>
    <meta:initial-creator>Jonas Williamson</meta:initial-creator>
    <dc:date>2013-11-02T20:20:06.663412698</dc:date>
    <dc:creator>Jonas Williamson</dc:creator>
    <meta:document-statistic meta:table-count="0" meta:image-count="1" meta:object-count="0" meta:page-count="2" meta:paragraph-count="18" meta:word-count="483" meta:character-count="2410" meta:non-whitespace-character-count="1931"/>
  </office:meta>
</office:document-meta>
</file>